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406cm" style:rel-column-width="20840*"/>
    </style:style>
    <style:style style:name="Tabela1.B" style:family="table-column">
      <style:table-column-properties style:column-width="6.392cm" style:rel-column-width="24641*"/>
    </style:style>
    <style:style style:name="Tabela1.C" style:family="table-column">
      <style:table-column-properties style:column-width="5.202cm" style:rel-column-width="20054*"/>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00%"/>
      <style:text-properties officeooo:paragraph-rsid="0016e753"/>
    </style:style>
    <style:style style:name="P2" style:family="paragraph" style:parent-style-name="Table_20_Contents">
      <style:text-properties officeooo:rsid="0013bc60" officeooo:paragraph-rsid="0013bc60"/>
    </style:style>
    <style:style style:name="P3" style:family="paragraph" style:parent-style-name="Table_20_Contents">
      <style:text-properties officeooo:rsid="00169805" officeooo:paragraph-rsid="00169805"/>
    </style:style>
    <style:style style:name="P4" style:family="paragraph" style:parent-style-name="Table_20_Contents">
      <style:text-properties officeooo:rsid="0016e753" officeooo:paragraph-rsid="0016e753"/>
    </style:style>
    <style:style style:name="P5" style:family="paragraph" style:parent-style-name="Table_20_Contents">
      <style:text-properties officeooo:rsid="001592e9" officeooo:paragraph-rsid="001592e9"/>
    </style:style>
    <style:style style:name="P6" style:family="paragraph" style:parent-style-name="Table_20_Contents">
      <style:text-properties officeooo:rsid="001b47f6" officeooo:paragraph-rsid="001b47f6"/>
    </style:style>
    <style:style style:name="P7" style:family="paragraph" style:parent-style-name="Table_20_Contents">
      <style:text-properties officeooo:rsid="001c01ca" officeooo:paragraph-rsid="001c01ca"/>
    </style:style>
    <style:style style:name="P8" style:family="paragraph" style:parent-style-name="Table_20_Contents">
      <style:text-properties fo:color="#000000" style:font-name="Times New Roman" fo:font-size="12pt" officeooo:paragraph-rsid="002d58b9" style:font-size-asian="12pt" style:font-size-complex="12pt"/>
    </style:style>
    <style:style style:name="P9" style:family="paragraph" style:parent-style-name="Table_20_Contents">
      <style:text-properties fo:color="#000000" style:font-name="Times New Roman" fo:font-size="12pt" officeooo:rsid="001ed20a" officeooo:paragraph-rsid="002d58b9" style:font-size-asian="12pt" style:font-size-complex="12pt"/>
    </style:style>
    <style:style style:name="P10" style:family="paragraph" style:parent-style-name="Table_20_Contents">
      <style:text-properties fo:color="#000000" style:font-name="Times New Roman" fo:font-size="12pt" officeooo:rsid="001ed20a" officeooo:paragraph-rsid="003e381d" style:font-size-asian="12pt" style:font-size-complex="12pt"/>
    </style:style>
    <style:style style:name="P11" style:family="paragraph" style:parent-style-name="Table_20_Contents">
      <style:text-properties fo:color="#000000" style:font-name="Times New Roman" fo:font-size="12pt" officeooo:paragraph-rsid="00305344" style:font-size-asian="12pt" style:font-size-complex="12pt"/>
    </style:style>
    <style:style style:name="P12" style:family="paragraph" style:parent-style-name="Table_20_Contents">
      <style:text-properties fo:color="#000000" style:font-name="Times New Roman" fo:font-size="12pt" officeooo:paragraph-rsid="002c8d07" style:font-size-asian="12pt" style:font-size-complex="12pt"/>
    </style:style>
    <style:style style:name="P13" style:family="paragraph" style:parent-style-name="Table_20_Contents">
      <style:text-properties fo:color="#000000" style:font-name="Times New Roman" fo:font-size="12pt" officeooo:rsid="0016e753" officeooo:paragraph-rsid="002b1fb3" style:font-size-asian="12pt" style:font-size-complex="12pt"/>
    </style:style>
    <style:style style:name="P14" style:family="paragraph" style:parent-style-name="Table_20_Contents">
      <style:text-properties fo:color="#000000" style:font-name="Times New Roman" fo:font-size="12pt" officeooo:rsid="0016e753" officeooo:paragraph-rsid="002cd0a7" style:font-size-asian="12pt" style:font-size-complex="12pt"/>
    </style:style>
    <style:style style:name="P15" style:family="paragraph" style:parent-style-name="Table_20_Contents">
      <style:text-properties fo:color="#000000" style:font-name="Times New Roman" fo:font-size="12pt" officeooo:rsid="0016e753" officeooo:paragraph-rsid="0016e753" style:font-size-asian="12pt" style:font-size-complex="12pt"/>
    </style:style>
    <style:style style:name="P16" style:family="paragraph" style:parent-style-name="Table_20_Contents">
      <style:text-properties fo:color="#000000" style:font-name="Times New Roman" fo:font-size="12pt" officeooo:rsid="0016e753" officeooo:paragraph-rsid="002d58b9" style:font-size-asian="12pt" style:font-size-complex="12pt"/>
    </style:style>
    <style:style style:name="P17" style:family="paragraph" style:parent-style-name="Table_20_Contents">
      <style:text-properties fo:color="#000000" style:font-name="Times New Roman" fo:font-size="12pt" officeooo:rsid="0016e753" officeooo:paragraph-rsid="00305344" style:font-size-asian="12pt" style:font-size-complex="12pt"/>
    </style:style>
    <style:style style:name="P18" style:family="paragraph" style:parent-style-name="Table_20_Contents">
      <style:text-properties fo:color="#000000" style:font-name="Times New Roman" fo:font-size="12pt" officeooo:rsid="0016e753" officeooo:paragraph-rsid="0033decd" style:font-size-asian="12pt" style:font-size-complex="12pt"/>
    </style:style>
    <style:style style:name="P19" style:family="paragraph" style:parent-style-name="Table_20_Contents">
      <style:text-properties fo:color="#000000" style:font-name="Times New Roman" fo:font-size="12pt" officeooo:rsid="0016e753" officeooo:paragraph-rsid="0033cae8" style:font-size-asian="12pt" style:font-size-complex="12pt"/>
    </style:style>
    <style:style style:name="P20" style:family="paragraph" style:parent-style-name="Table_20_Contents">
      <style:text-properties fo:color="#000000" style:font-name="Times New Roman" fo:font-size="12pt" officeooo:paragraph-rsid="00217c67" style:font-size-asian="12pt" style:font-size-complex="12pt"/>
    </style:style>
    <style:style style:name="P21" style:family="paragraph" style:parent-style-name="Table_20_Contents">
      <style:text-properties fo:color="#000000" style:font-name="Times New Roman" fo:font-size="12pt" officeooo:paragraph-rsid="003e381d" style:font-size-asian="12pt" style:font-size-complex="12pt"/>
    </style:style>
    <style:style style:name="P22" style:family="paragraph" style:parent-style-name="Table_20_Contents">
      <style:text-properties fo:color="#000000" style:font-name="Times New Roman" fo:font-size="12pt" fo:font-weight="bold" officeooo:rsid="0016e753" officeooo:paragraph-rsid="002cd0a7" style:font-size-asian="12pt" style:font-weight-asian="bold" style:font-size-complex="12pt" style:font-weight-complex="bold"/>
    </style:style>
    <style:style style:name="P23" style:family="paragraph" style:parent-style-name="Table_20_Contents">
      <style:text-properties officeooo:paragraph-rsid="00305344"/>
    </style:style>
    <style:style style:name="P24" style:family="paragraph" style:parent-style-name="Table_20_Contents">
      <style:text-properties style:font-name="Times New Roman" fo:font-size="12pt" officeooo:rsid="001ed20a" officeooo:paragraph-rsid="00305344" style:font-size-asian="12pt" style:font-size-complex="12pt"/>
    </style:style>
    <style:style style:name="P25" style:family="paragraph" style:parent-style-name="Table_20_Contents">
      <style:text-properties style:font-name="Times New Roman" fo:font-size="12pt" officeooo:rsid="001ed20a" officeooo:paragraph-rsid="001ed20a" style:font-size-asian="12pt" style:font-size-complex="12pt"/>
    </style:style>
    <style:style style:name="P26" style:family="paragraph" style:parent-style-name="Table_20_Contents">
      <style:text-properties style:font-name="Times New Roman" fo:font-size="12pt" officeooo:rsid="001ed20a" officeooo:paragraph-rsid="002c8d07" style:font-size-asian="12pt" style:font-size-complex="12pt"/>
    </style:style>
    <style:style style:name="P27" style:family="paragraph" style:parent-style-name="Table_20_Contents">
      <style:text-properties style:font-name="Times New Roman" fo:font-size="12pt" officeooo:rsid="001ed20a" officeooo:paragraph-rsid="00379eb5" style:font-size-asian="12pt" style:font-size-complex="12pt"/>
    </style:style>
    <style:style style:name="P28" style:family="paragraph" style:parent-style-name="Table_20_Contents">
      <style:text-properties style:font-name="Times New Roman" fo:font-size="12pt" officeooo:rsid="001ed20a" officeooo:paragraph-rsid="003e381d" style:font-size-asian="12pt" style:font-size-complex="12pt"/>
    </style:style>
    <style:style style:name="P29" style:family="paragraph" style:parent-style-name="Table_20_Contents">
      <style:text-properties style:font-name="Times New Roman" fo:font-size="12pt" officeooo:rsid="001ed20a" officeooo:paragraph-rsid="003e642a" style:font-size-asian="12pt" style:font-size-complex="12pt"/>
    </style:style>
    <style:style style:name="P30" style:family="paragraph" style:parent-style-name="Table_20_Contents">
      <style:text-properties style:font-name="Times New Roman" fo:font-size="12pt" officeooo:paragraph-rsid="002d58b9" style:font-size-asian="12pt" style:font-size-complex="12pt"/>
    </style:style>
    <style:style style:name="P31" style:family="paragraph" style:parent-style-name="Table_20_Contents">
      <style:text-properties style:font-name="Times New Roman" fo:font-size="12pt" officeooo:paragraph-rsid="002aa6ce" style:font-size-asian="12pt" style:font-size-complex="12pt"/>
    </style:style>
    <style:style style:name="P32" style:family="paragraph" style:parent-style-name="Table_20_Contents">
      <style:text-properties style:font-name="Times New Roman" fo:font-size="12pt" officeooo:paragraph-rsid="00305344" style:font-size-asian="12pt" style:font-size-complex="12pt"/>
    </style:style>
    <style:style style:name="P33" style:family="paragraph" style:parent-style-name="Table_20_Contents">
      <style:text-properties style:font-name="Times New Roman" fo:font-size="12pt" officeooo:rsid="0016e753" officeooo:paragraph-rsid="002c8d07" style:font-size-asian="12pt" style:font-size-complex="12pt"/>
    </style:style>
    <style:style style:name="P34" style:family="paragraph" style:parent-style-name="Table_20_Contents">
      <style:text-properties style:font-name="Times New Roman" fo:font-size="12pt" officeooo:rsid="0016e753" officeooo:paragraph-rsid="00305344" style:font-size-asian="12pt" style:font-size-complex="12pt"/>
    </style:style>
    <style:style style:name="P35" style:family="paragraph" style:parent-style-name="Table_20_Contents">
      <style:text-properties style:font-name="Times New Roman" fo:font-size="12pt" officeooo:rsid="0016e753" officeooo:paragraph-rsid="001ed20a" style:font-size-asian="12pt" style:font-size-complex="12pt"/>
    </style:style>
    <style:style style:name="P36" style:family="paragraph" style:parent-style-name="Table_20_Contents">
      <style:text-properties style:font-name="Times New Roman" fo:font-size="12pt" officeooo:rsid="0016e753" officeooo:paragraph-rsid="002b1fb3" style:font-size-asian="12pt" style:font-size-complex="12pt"/>
    </style:style>
    <style:style style:name="P37" style:family="paragraph" style:parent-style-name="Table_20_Contents">
      <style:text-properties style:font-name="Times New Roman" fo:font-size="12pt" officeooo:rsid="0016e753" officeooo:paragraph-rsid="0024aaba" style:font-size-asian="12pt" style:font-size-complex="12pt"/>
    </style:style>
    <style:style style:name="P38" style:family="paragraph" style:parent-style-name="Table_20_Contents">
      <style:text-properties style:font-name="Times New Roman" fo:font-size="12pt" officeooo:rsid="0016e753" officeooo:paragraph-rsid="003e381d" style:font-size-asian="12pt" style:font-size-complex="12pt"/>
    </style:style>
    <style:style style:name="P39" style:family="paragraph" style:parent-style-name="Table_20_Contents">
      <style:text-properties style:font-name="Times New Roman" fo:font-size="12pt" officeooo:paragraph-rsid="002c8d07" style:font-size-asian="12pt" style:font-size-complex="12pt"/>
    </style:style>
    <style:style style:name="P40" style:family="paragraph" style:parent-style-name="Table_20_Contents">
      <style:text-properties style:font-name="Times New Roman" fo:font-size="12pt" officeooo:paragraph-rsid="00204408" style:font-size-asian="12pt" style:font-size-complex="12pt"/>
    </style:style>
    <style:style style:name="P41" style:family="paragraph" style:parent-style-name="Table_20_Contents">
      <style:text-properties style:font-name="Times New Roman" fo:font-size="12pt" officeooo:paragraph-rsid="00217c67" style:font-size-asian="12pt" style:font-size-complex="12pt"/>
    </style:style>
    <style:style style:name="P42" style:family="paragraph" style:parent-style-name="Table_20_Contents">
      <style:text-properties style:font-name="Times New Roman" fo:font-size="12pt" officeooo:rsid="00217c67" officeooo:paragraph-rsid="00217c67" style:font-size-asian="12pt" style:font-size-complex="12pt"/>
    </style:style>
    <style:style style:name="P43" style:family="paragraph" style:parent-style-name="Table_20_Contents">
      <style:text-properties style:font-name="Times New Roman" fo:font-size="12pt" officeooo:rsid="00250d9a" officeooo:paragraph-rsid="0033b636" style:font-size-asian="12pt" style:font-size-complex="12pt"/>
    </style:style>
    <style:style style:name="P44" style:family="paragraph" style:parent-style-name="Table_20_Contents">
      <style:text-properties style:font-name="Times New Roman" fo:font-size="12pt" officeooo:rsid="00250d9a" officeooo:paragraph-rsid="00305344" style:font-size-asian="12pt" style:font-size-complex="12pt"/>
    </style:style>
    <style:style style:name="P45" style:family="paragraph" style:parent-style-name="Table_20_Contents">
      <style:text-properties style:font-name="Times New Roman" fo:font-size="12pt" officeooo:rsid="0038b33c" officeooo:paragraph-rsid="00305344" style:font-size-asian="12pt" style:font-size-complex="12pt"/>
    </style:style>
    <style:style style:name="P46" style:family="paragraph" style:parent-style-name="Table_20_Contents">
      <style:text-properties style:font-name="Times New Roman" fo:font-size="12pt" officeooo:paragraph-rsid="003e381d" style:font-size-asian="12pt" style:font-size-complex="12pt"/>
    </style:style>
    <style:style style:name="P47" style:family="paragraph" style:parent-style-name="Table_20_Contents">
      <style:text-properties style:font-name="Times New Roman" fo:font-size="12pt" fo:font-weight="normal" officeooo:rsid="00250d9a" officeooo:paragraph-rsid="0033b636" style:font-size-asian="12pt" style:font-weight-asian="normal" style:font-size-complex="12pt" style:font-weight-complex="normal"/>
    </style:style>
    <style:style style:name="P48" style:family="paragraph" style:parent-style-name="Table_20_Contents">
      <style:text-properties style:font-name="Times New Roman" fo:font-size="12pt" fo:font-weight="normal" officeooo:rsid="00230b9f" officeooo:paragraph-rsid="003e642a" style:font-size-asian="12pt" style:font-weight-asian="normal" style:font-size-complex="12pt" style:font-weight-complex="normal"/>
    </style:style>
    <style:style style:name="P49" style:family="paragraph" style:parent-style-name="Table_20_Contents">
      <style:text-properties officeooo:paragraph-rsid="0033decd"/>
    </style:style>
    <style:style style:name="P50" style:family="paragraph" style:parent-style-name="Table_20_Contents">
      <style:text-properties fo:font-variant="normal" fo:text-transform="none" fo:color="#000000" style:font-name="Times New Roman" fo:font-size="12pt" fo:letter-spacing="normal" fo:font-style="normal" fo:font-weight="normal" officeooo:paragraph-rsid="0034feac" style:font-size-asian="12pt" style:font-size-complex="12pt"/>
    </style:style>
    <style:style style:name="P51" style:family="paragraph" style:parent-style-name="Table_20_Contents">
      <style:text-properties fo:font-variant="normal" fo:text-transform="none" fo:color="#000000" style:font-name="Times New Roman" fo:font-size="12pt" fo:letter-spacing="normal" fo:font-style="normal" fo:font-weight="normal" officeooo:rsid="0016e753" officeooo:paragraph-rsid="002d58b9" style:font-size-asian="12pt" style:font-size-complex="12pt"/>
    </style:style>
    <style:style style:name="P52" style:family="paragraph" style:parent-style-name="Table_20_Contents">
      <style:text-properties fo:font-variant="normal" fo:text-transform="none" fo:color="#000000" style:font-name="Times New Roman" fo:font-size="12pt" fo:letter-spacing="normal" fo:font-style="normal" fo:font-weight="normal" officeooo:rsid="0016e753" officeooo:paragraph-rsid="002aa6ce" style:font-size-asian="12pt" style:font-size-complex="12pt"/>
    </style:style>
    <style:style style:name="P53" style:family="paragraph" style:parent-style-name="Table_20_Contents">
      <style:text-properties fo:font-variant="normal" fo:text-transform="none" fo:color="#000000" style:font-name="Times New Roman" fo:font-size="12pt" fo:letter-spacing="normal" fo:font-style="normal" fo:font-weight="normal" officeooo:rsid="0016e753" officeooo:paragraph-rsid="002b1fb3" style:font-size-asian="12pt" style:font-size-complex="12pt"/>
    </style:style>
    <style:style style:name="P54" style:family="paragraph" style:parent-style-name="Table_20_Contents">
      <style:text-properties fo:font-variant="normal" fo:text-transform="none" fo:color="#000000" style:font-name="Times New Roman" fo:font-size="12pt" fo:letter-spacing="normal" fo:font-style="normal" fo:font-weight="normal" officeooo:paragraph-rsid="002c8d07" style:font-size-asian="12pt" style:font-size-complex="12pt"/>
    </style:style>
    <style:style style:name="P55" style:family="paragraph" style:parent-style-name="Table_20_Contents">
      <style:text-properties fo:font-variant="normal" fo:text-transform="none" fo:color="#000000" style:font-name="Times New Roman" fo:font-size="12pt" fo:letter-spacing="normal" fo:font-style="normal" fo:font-weight="normal" officeooo:paragraph-rsid="003e642a" style:font-size-asian="12pt" style:font-size-complex="12pt"/>
    </style:style>
    <style:style style:name="P56" style:family="paragraph" style:parent-style-name="Table_20_Contents">
      <style:text-properties fo:font-variant="normal" fo:text-transform="none" fo:color="#000000" style:font-name="Times New Roman" fo:font-size="12pt" fo:letter-spacing="normal" fo:font-style="normal" fo:font-weight="bold" officeooo:paragraph-rsid="003e381d" style:font-size-asian="12pt" style:font-weight-asian="bold" style:font-size-complex="12pt" style:font-weight-complex="bold"/>
    </style:style>
    <style:style style:name="P57" style:family="paragraph" style:parent-style-name="Text_20_body">
      <style:text-properties fo:color="#000000" style:font-name="Times New Roman" fo:font-size="12pt" officeooo:paragraph-rsid="00305344" style:font-size-asian="12pt" style:font-size-complex="12pt"/>
    </style:style>
    <style:style style:name="P58" style:family="paragraph" style:parent-style-name="Text_20_body">
      <style:text-properties fo:font-variant="normal" fo:text-transform="none" fo:color="#000000" style:font-name="Times New Roman" fo:font-size="12pt" fo:letter-spacing="normal" fo:font-style="normal" fo:font-weight="normal" officeooo:paragraph-rsid="00305344" style:font-size-asian="12pt" style:font-size-complex="12pt"/>
    </style:style>
    <style:style style:name="P59" style:family="paragraph" style:parent-style-name="Table_20_Contents">
      <style:text-properties style:font-name="Times New Roman" fo:font-size="12pt" officeooo:paragraph-rsid="00217c67" style:font-size-asian="12pt" style:font-size-complex="12pt"/>
    </style:style>
    <style:style style:name="P60" style:family="paragraph" style:parent-style-name="Table_20_Contents">
      <style:text-properties style:font-name="Times New Roman" fo:font-size="12pt" officeooo:rsid="0016e753" officeooo:paragraph-rsid="00442181" style:font-size-asian="12pt" style:font-size-complex="12pt"/>
    </style:style>
    <style:style style:name="P61" style:family="paragraph" style:parent-style-name="Table_20_Contents">
      <style:text-properties style:font-name="Times New Roman" fo:font-size="12pt" officeooo:rsid="0016e753" officeooo:paragraph-rsid="00442181" fo:background-color="#fff200" style:font-size-asian="12pt" style:font-size-complex="12pt"/>
    </style:style>
    <style:style style:name="T1" style:family="text">
      <style:text-properties officeooo:rsid="00169805"/>
    </style:style>
    <style:style style:name="T2" style:family="text">
      <style:text-properties officeooo:rsid="0016e753"/>
    </style:style>
    <style:style style:name="T3" style:family="text">
      <style:text-properties officeooo:rsid="001a928d"/>
    </style:style>
    <style:style style:name="T4" style:family="text">
      <style:text-properties officeooo:rsid="0018839b"/>
    </style:style>
    <style:style style:name="T5" style:family="text">
      <style:text-properties officeooo:rsid="001b47f6"/>
    </style:style>
    <style:style style:name="T6" style:family="text">
      <style:text-properties officeooo:rsid="001dad89"/>
    </style:style>
    <style:style style:name="T7" style:family="text">
      <style:text-properties officeooo:rsid="001ed20a"/>
    </style:style>
    <style:style style:name="T8" style:family="text">
      <style:text-properties officeooo:rsid="00204408"/>
    </style:style>
    <style:style style:name="T9" style:family="text">
      <style:text-properties officeooo:rsid="00217c67"/>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officeooo:rsid="0016e753"/>
    </style:style>
    <style:style style:name="T12" style:family="text">
      <style:text-properties fo:font-variant="normal" fo:text-transform="none" fo:color="#000000" fo:letter-spacing="normal" fo:font-style="normal" fo:font-weight="normal" officeooo:rsid="00250d9a"/>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fo:letter-spacing="normal" fo:font-style="normal" fo:font-weight="normal" officeooo:rsid="00230b9f" style:font-weight-asian="normal" style:font-weight-complex="normal"/>
    </style:style>
    <style:style style:name="T15" style:family="text">
      <style:text-properties fo:font-variant="normal" fo:text-transform="none" fo:color="#000000" fo:letter-spacing="normal" fo:font-style="normal" fo:font-weight="normal" officeooo:rsid="00250d9a" style:font-weight-asian="normal" style:font-weight-complex="normal"/>
    </style:style>
    <style:style style:name="T16" style:family="text">
      <style:text-properties fo:font-variant="normal" fo:text-transform="none" fo:color="#000000" fo:letter-spacing="normal" fo:font-style="normal" fo:font-weight="normal" officeooo:rsid="0038b33c" style:font-weight-asian="normal" style:font-weight-complex="normal"/>
    </style:style>
    <style:style style:name="T17" style:family="text">
      <style:text-properties fo:font-variant="normal" fo:text-transform="none" fo:color="#000000" fo:letter-spacing="normal" fo:font-style="normal" fo:font-weight="normal" officeooo:rsid="001ed20a" style:font-weight-asian="normal" style:font-weight-complex="normal"/>
    </style:style>
    <style:style style:name="T18" style:family="text">
      <style:text-properties fo:font-variant="normal" fo:text-transform="none" fo:color="#000000" fo:letter-spacing="normal" fo:font-style="normal" fo:font-weight="normal" officeooo:rsid="00492e5d" style:font-weight-asian="normal" style:font-weight-complex="normal"/>
    </style:style>
    <style:style style:name="T19" style:family="text">
      <style:text-properties fo:font-variant="normal" fo:text-transform="none" fo:color="#000000" fo:letter-spacing="normal" fo:font-style="normal" fo:font-weight="normal" officeooo:rsid="001ed20a" style:font-weight-asian="bold" style:font-weight-complex="bold"/>
    </style:style>
    <style:style style:name="T20" style:family="text">
      <style:text-properties fo:font-variant="normal" fo:text-transform="none" fo:color="#000000" fo:letter-spacing="normal" fo:font-style="normal" fo:font-weight="normal" officeooo:rsid="00230b9f" style:font-weight-asian="bold" style:font-weight-complex="bold"/>
    </style:style>
    <style:style style:name="T21" style:family="text">
      <style:text-properties fo:font-variant="normal" fo:text-transform="none" fo:color="#000000" fo:letter-spacing="normal" fo:font-style="normal" fo:font-weight="normal" officeooo:rsid="00250d9a" fo:background-color="#fff200" loext:char-shading-value="0" style:font-weight-asian="normal" style:font-weight-complex="normal"/>
    </style:style>
    <style:style style:name="T22" style:family="text">
      <style:text-properties fo:font-variant="normal" fo:text-transform="none" fo:color="#000000" fo:letter-spacing="normal" fo:font-style="normal" fo:font-weight="normal" officeooo:rsid="00250d9a" fo:background-color="#fff200" loext:char-shading-value="0" style:font-weight-asian="normal" style:font-weight-complex="normal"/>
    </style:style>
    <style:style style:name="T23" style:family="text">
      <style:text-properties fo:font-variant="normal" fo:text-transform="none" fo:color="#000000" fo:letter-spacing="normal" fo:font-style="normal" fo:font-weight="normal" officeooo:rsid="00492e5d" fo:background-color="#fff200" loext:char-shading-value="0" style:font-weight-asian="normal" style:font-weight-complex="normal"/>
    </style:style>
    <style:style style:name="T24" style:family="text">
      <style:text-properties fo:font-variant="normal" fo:text-transform="none" fo:color="#000000" fo:letter-spacing="normal" fo:font-style="normal" fo:font-weight="normal" officeooo:rsid="00492e5d" fo:background-color="#fff200" loext:char-shading-value="0" style:font-weight-asian="normal" style:font-weight-complex="normal"/>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fo:color="#000000" fo:letter-spacing="normal" fo:font-style="normal" fo:font-weight="bold" officeooo:rsid="0016e753" style:font-weight-asian="bold" style:font-weight-complex="bold"/>
    </style:style>
    <style:style style:name="T27" style:family="text">
      <style:text-properties fo:font-variant="normal" fo:text-transform="none" fo:color="#000000" fo:letter-spacing="normal" fo:font-style="normal" fo:font-weight="bold" officeooo:rsid="003184ca" style:font-weight-asian="bold" style:font-weight-complex="bold"/>
    </style:style>
    <style:style style:name="T28" style:family="text">
      <style:text-properties fo:font-variant="normal" fo:text-transform="none" fo:color="#000000" fo:letter-spacing="normal" fo:font-style="normal" fo:font-weight="bold" officeooo:rsid="001ed20a" style:font-weight-asian="bold" style:font-weight-complex="bold"/>
    </style:style>
    <style:style style:name="T29" style:family="text">
      <style:text-properties fo:font-variant="normal" fo:text-transform="none" fo:color="#000000" fo:letter-spacing="normal" fo:font-style="normal" fo:font-weight="bold" officeooo:rsid="00283c45" style:font-weight-asian="bold" style:font-weight-complex="bold"/>
    </style:style>
    <style:style style:name="T30" style:family="text">
      <style:text-properties fo:font-variant="normal" fo:text-transform="none" fo:color="#000000" style:font-name="Times New Roman" fo:font-size="12pt" fo:letter-spacing="normal" fo:font-style="normal" fo:font-weight="bold" officeooo:rsid="0016e753" style:font-size-asian="12pt" style:font-weight-asian="bold" style:font-size-complex="12pt" style:font-weight-complex="bold"/>
    </style:style>
    <style:style style:name="T31" style:family="text">
      <style:text-properties fo:font-variant="normal" fo:text-transform="none" fo:color="#000000" style:font-name="Times New Roman" fo:font-size="12pt" fo:letter-spacing="normal" fo:font-style="normal" fo:font-weight="bold" officeooo:rsid="003184ca" style:font-size-asian="12pt" style:font-weight-asian="bold" style:font-size-complex="12pt" style:font-weight-complex="bold"/>
    </style:style>
    <style:style style:name="T32" style:family="text">
      <style:text-properties fo:font-variant="normal" fo:text-transform="none" fo:color="#000000" style:font-name="Arial" fo:letter-spacing="normal" fo:font-style="normal" fo:font-weight="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officeooo:rsid="0016e753"/>
    </style:style>
    <style:style style:name="T35" style:family="text">
      <style:text-properties fo:font-variant="normal" fo:text-transform="none" fo:letter-spacing="normal" fo:font-style="normal" fo:font-weight="normal" officeooo:rsid="0033b636"/>
    </style:style>
    <style:style style:name="T36" style:family="text">
      <style:text-properties fo:font-variant="normal" fo:text-transform="none" fo:letter-spacing="normal" fo:font-style="normal" fo:font-weight="normal" officeooo:rsid="002f0e0b"/>
    </style:style>
    <style:style style:name="T37" style:family="text">
      <style:text-properties fo:font-variant="normal" fo:text-transform="none" fo:letter-spacing="normal" fo:font-style="normal" fo:font-weight="normal" officeooo:rsid="0033cae8"/>
    </style:style>
    <style:style style:name="T38" style:family="text">
      <style:text-properties fo:font-variant="normal" fo:text-transform="none" fo:letter-spacing="normal" fo:font-style="normal" fo:font-weight="normal" style:font-weight-asian="bold" style:font-weight-complex="bold"/>
    </style:style>
    <style:style style:name="T39" style:family="text">
      <style:text-properties fo:font-variant="normal" fo:text-transform="none" fo:letter-spacing="normal" fo:font-style="normal" fo:font-weight="normal" officeooo:rsid="00230b9f" style:font-weight-asian="bold" style:font-weight-complex="bold"/>
    </style:style>
    <style:style style:name="T40" style:family="text">
      <style:text-properties fo:font-variant="normal" fo:text-transform="none" fo:letter-spacing="normal" officeooo:rsid="00230b9f"/>
    </style:style>
    <style:style style:name="T41" style:family="text">
      <style:text-properties fo:font-variant="normal" fo:text-transform="none" fo:color="#545454" style:font-name="arial" fo:letter-spacing="normal" fo:font-style="normal" fo:font-weight="normal" officeooo:rsid="00250d9a" style:font-weight-asian="normal" style:font-weight-complex="normal"/>
    </style:style>
    <style:style style:name="T42" style:family="text">
      <style:text-properties fo:color="#000000"/>
    </style:style>
    <style:style style:name="T43" style:family="text">
      <style:text-properties fo:color="#000000" fo:font-weight="bold" style:font-weight-asian="bold" style:font-weight-complex="bold"/>
    </style:style>
    <style:style style:name="T44" style:family="text">
      <style:text-properties fo:color="#000000" fo:font-weight="bold" officeooo:rsid="0016e753" style:font-weight-asian="bold" style:font-weight-complex="bold"/>
    </style:style>
    <style:style style:name="T45" style:family="text">
      <style:text-properties fo:color="#000000" fo:font-weight="bold" officeooo:rsid="001ed20a" style:font-weight-asian="bold" style:font-weight-complex="bold"/>
    </style:style>
    <style:style style:name="T46" style:family="text">
      <style:text-properties fo:color="#000000" officeooo:rsid="001ed20a"/>
    </style:style>
    <style:style style:name="T47" style:family="text">
      <style:text-properties fo:color="#000000" officeooo:rsid="0032be32"/>
    </style:style>
    <style:style style:name="T48" style:family="text">
      <style:text-properties officeooo:rsid="00230b9f"/>
    </style:style>
    <style:style style:name="T49" style:family="text">
      <style:text-properties fo:color="#ed1c24" officeooo:rsid="0016e753"/>
    </style:style>
    <style:style style:name="T50" style:family="text">
      <style:text-properties fo:color="#ed1c24" style:font-name="Times New Roman" fo:font-size="12pt" officeooo:rsid="0016e753" style:font-size-asian="12pt" style:font-size-complex="12pt"/>
    </style:style>
    <style:style style:name="T51" style:family="text">
      <style:text-properties officeooo:rsid="00250d9a"/>
    </style:style>
    <style:style style:name="T52" style:family="text">
      <style:text-properties fo:color="#21409a"/>
    </style:style>
    <style:style style:name="T53" style:family="text">
      <style:text-properties fo:color="#21409a" officeooo:rsid="001ed20a"/>
    </style:style>
    <style:style style:name="T54" style:family="text">
      <style:text-properties fo:color="#21409a" officeooo:rsid="00204408"/>
    </style:style>
    <style:style style:name="T55" style:family="text">
      <style:text-properties fo:color="#21409a" officeooo:rsid="00217c67"/>
    </style:style>
    <style:style style:name="T56" style:family="text">
      <style:text-properties fo:color="#21409a" style:font-name="Times New Roman" fo:font-size="12pt" officeooo:rsid="00204408" style:font-size-asian="12pt" style:font-size-complex="12pt"/>
    </style:style>
    <style:style style:name="T57" style:family="text">
      <style:text-properties fo:color="#21409a" style:font-name="Times New Roman" fo:font-size="12pt" officeooo:rsid="001ed20a" style:font-size-asian="12pt" style:font-size-complex="12pt"/>
    </style:style>
    <style:style style:name="T58" style:family="text">
      <style:text-properties fo:font-weight="bold" style:font-weight-asian="bold" style:font-weight-complex="bold"/>
    </style:style>
    <style:style style:name="T59" style:family="text">
      <style:text-properties fo:font-weight="bold" officeooo:rsid="001ed20a" style:font-weight-asian="bold" style:font-weight-complex="bold"/>
    </style:style>
    <style:style style:name="T60" style:family="text">
      <style:text-properties fo:font-weight="bold" officeooo:rsid="00230b9f" style:font-weight-asian="bold" style:font-weight-complex="bold"/>
    </style:style>
    <style:style style:name="T61" style:family="text">
      <style:text-properties officeooo:rsid="0032be32"/>
    </style:style>
    <style:style style:name="T62" style:family="text">
      <style:text-properties style:font-name="Times New Roman" fo:font-size="12pt" officeooo:rsid="00204408" style:font-size-asian="12pt" style:font-size-complex="12pt"/>
    </style:style>
    <style:style style:name="T63" style:family="text">
      <style:text-properties style:font-name="Times New Roman" fo:font-size="12pt" officeooo:rsid="001ed20a" style:font-size-asian="12pt" style:font-size-complex="12pt"/>
    </style:style>
    <style:style style:name="T64" style:family="text">
      <style:text-properties officeooo:rsid="0033decd"/>
    </style:style>
    <style:style style:name="T65" style:family="text">
      <style:text-properties style:font-weight-asian="bold" style:font-weight-complex="bold"/>
    </style:style>
    <style:style style:name="T66" style:family="text">
      <style:text-properties officeooo:rsid="0033decd" style:font-weight-asian="bold" style:font-weight-complex="bold"/>
    </style:style>
    <style:style style:name="T67" style:family="text">
      <style:text-properties fo:font-style="italic" style:font-style-asian="italic" style:font-weight-asian="bold" style:font-style-complex="italic" style:font-weight-complex="bold"/>
    </style:style>
    <style:style style:name="T68" style:family="text">
      <style:text-properties style:text-position="super 58%" officeooo:rsid="0034feac" style:font-weight-asian="bold" style:font-weight-complex="bold"/>
    </style:style>
    <style:style style:name="T69" style:family="text">
      <style:text-properties fo:font-weight="normal" officeooo:rsid="00230b9f" style:font-weight-asian="normal" style:font-weight-complex="normal"/>
    </style:style>
    <style:style style:name="T70" style:family="text">
      <style:text-properties officeooo:rsid="003fe6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2<text:span text:style-name="T3">4</text:span>/10</text:p>
          </table:table-cell>
          <table:table-cell table:style-name="Tabela1.A1" office:value-type="string">
            <text:p text:style-name="P2">25/10</text:p>
          </table:table-cell>
          <table:table-cell table:style-name="Tabela1.C1" office:value-type="string">
            <text:p text:style-name="P2">26/10</text:p>
          </table:table-cell>
        </table:table-row>
        <table:table-row>
          <table:table-cell table:style-name="Tabela1.A2" office:value-type="string">
            <text:p text:style-name="P7">08:00 – 09:00 <text:span text:style-name="T5">últimas inscri.</text:span></text:p>
          </table:table-cell>
          <table:table-cell table:style-name="Tabela1.A2" office:value-type="string">
            <text:p text:style-name="P4">07:00 – 08:30 M. Redonda (PB) </text:p>
          </table:table-cell>
          <table:table-cell table:style-name="Tabela1.C2" office:value-type="string">
            <text:p text:style-name="P1">7:00 – 7:45 <text:span text:style-name="T2">C</text:span>redenciamento</text:p>
          </table:table-cell>
        </table:table-row>
        <table:table-row>
          <table:table-cell table:style-name="Tabela1.A2" office:value-type="string">
            <text:p text:style-name="P6">09:00 – 09:30 <text:span text:style-name="T6">Abertura</text:span></text:p>
          </table:table-cell>
          <table:table-cell table:style-name="Tabela1.A2" office:value-type="string">
            <text:p text:style-name="P4">08:45 – 11:45 Oficinas 1,2,3,4 <text:span text:style-name="T4">(PB)</text:span></text:p>
          </table:table-cell>
          <table:table-cell table:style-name="Tabela1.C2" office:value-type="string">
            <text:p text:style-name="P1">8:00 – 11:00 <text:span text:style-name="T2">A</text:span>pres/trabalhos</text:p>
          </table:table-cell>
        </table:table-row>
        <table:table-row>
          <table:table-cell table:style-name="Tabela1.A2" office:value-type="string">
            <text:p text:style-name="P5">09:30 – 10:30 <text:span text:style-name="T7">Palestra 1</text:span></text:p>
          </table:table-cell>
          <table:table-cell table:style-name="Tabela1.A2" office:value-type="string">
            <text:p text:style-name="Table_20_Contents"/>
          </table:table-cell>
          <table:table-cell table:style-name="Tabela1.C2" office:value-type="string">
            <text:p text:style-name="Table_20_Contents"/>
          </table:table-cell>
        </table:table-row>
        <table:table-row>
          <table:table-cell table:style-name="Tabela1.A2" office:value-type="string">
            <text:p text:style-name="P2">10:30 – <text:span text:style-name="T1">11:30</text:span> <text:span text:style-name="T7">Palesta 2</text:span></text:p>
          </table:table-cell>
          <table:table-cell table:style-name="Tabela1.A2" office:value-type="string">
            <text:p text:style-name="Table_20_Contents"/>
          </table:table-cell>
          <table:table-cell table:style-name="Tabela1.C2" office:value-type="string">
            <text:p text:style-name="P4">13:00 – 17:00 OBAMA</text:p>
          </table:table-cell>
        </table:table-row>
        <table:table-row>
          <table:table-cell table:style-name="Tabela1.A2" office:value-type="string">
            <text:p text:style-name="Table_20_Contents"/>
          </table:table-cell>
          <table:table-cell table:style-name="Tabela1.A2" office:value-type="string">
            <text:p text:style-name="Table_20_Contents"/>
          </table:table-cell>
          <table:table-cell table:style-name="Tabela1.C2" office:value-type="string">
            <text:p text:style-name="P4"/>
          </table:table-cell>
        </table:table-row>
        <table:table-row>
          <table:table-cell table:style-name="Tabela1.A2" office:value-type="string">
            <text:p text:style-name="P4"/>
          </table:table-cell>
          <table:table-cell table:style-name="Tabela1.A2" office:value-type="string">
            <text:p text:style-name="P4"/>
          </table:table-cell>
          <table:table-cell table:style-name="Tabela1.C2" office:value-type="string">
            <text:p text:style-name="Table_20_Contents"/>
          </table:table-cell>
        </table:table-row>
        <table:table-row>
          <table:table-cell table:style-name="Tabela1.A2" office:value-type="string">
            <text:p text:style-name="P4">18:00 – 19:00 <text:span text:style-name="T7">Palestra 3</text:span></text:p>
          </table:table-cell>
          <table:table-cell table:style-name="Tabela1.A2" office:value-type="string">
            <text:p text:style-name="P4">18:00 – 19:00 <text:span text:style-name="T7">Palestra 5</text:span></text:p>
          </table:table-cell>
          <table:table-cell table:style-name="Tabela1.C2" office:value-type="string">
            <text:p text:style-name="P4">1<text:span text:style-name="T70">8</text:span>:00 – 1<text:span text:style-name="T70">9</text:span>:00 <text:span text:style-name="T7">Palesta 7</text:span></text:p>
          </table:table-cell>
        </table:table-row>
        <table:table-row>
          <table:table-cell table:style-name="Tabela1.A2" office:value-type="string">
            <text:p text:style-name="P3">19:00 – 20:30 Minicursos/<text:span text:style-name="T2">Of5</text:span></text:p>
          </table:table-cell>
          <table:table-cell table:style-name="Tabela1.A2" office:value-type="string">
            <text:p text:style-name="P3">19:00 – 20:30 Minicursos/<text:span text:style-name="T2">Of6</text:span></text:p>
          </table:table-cell>
          <table:table-cell table:style-name="Tabela1.C2" office:value-type="string">
            <text:p text:style-name="P4">19:00 – 20:00 <text:span text:style-name="T7">Palestra 8</text:span></text:p>
          </table:table-cell>
        </table:table-row>
        <table:table-row>
          <table:table-cell table:style-name="Tabela1.A2" office:value-type="string">
            <text:p text:style-name="P3">20:45 – 21:45 <text:span text:style-name="T7">Palestra 4 </text:span></text:p>
          </table:table-cell>
          <table:table-cell table:style-name="Tabela1.A2" office:value-type="string">
            <text:p text:style-name="P3">20:45 – 21:45 <text:span text:style-name="T7">Palestra 6</text:span></text:p>
          </table:table-cell>
          <table:table-cell table:style-name="Tabela1.C2" office:value-type="string">
            <text:p text:style-name="P4">20:15 – 21:15 <text:span text:style-name="T7">Palestra 9</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C2" office:value-type="string">
            <text:p text:style-name="P4">21:15 – 22:00 Encerramento</text:p>
          </table:table-cell>
        </table:table-row>
      </table:table>
      <text:p text:style-name="Standard"/>
      <text:p text:style-name="P4"/>
      <text:p text:style-name="P23"><text:span text:style-name="T57">Palesta 1</text:span><text:span text:style-name="T63"> - </text:span><text:span text:style-name="T31">Perspectivas da pesquisa brasileira em educação matemática</text:span> </text:p>
      <text:p text:style-name="P24"><text:span text:style-name="T32">Esta palestra pretende, avaliar e descrever as perspectivas da pesquisa brasileira em educação matemática, focalizando nas tendências temáticas, as problematizações que podem/foram objeto de investigação matemática. E ainda mostrar um breve cenário das possibilidades de ingressos em Programas de Pós-graduação na região nordeste.</text:span> </text:p>
      <text:p text:style-name="P34">Elionardo Rochelly Melo de Almeida - IFRN de Currais Novos</text:p>
      <text:p text:style-name="P30"/>
      <text:p text:style-name="P30"><text:span text:style-name="T53">Palesta 2</text:span><text:span text:style-name="T7"> - </text:span><text:span text:style-name="T26">Uma </text:span><text:span text:style-name="T27">p</text:span><text:span text:style-name="T26">equena ideia de </text:span><text:span text:style-name="T27">c</text:span><text:span text:style-name="T26">omo </text:span><text:span text:style-name="T27">g</text:span><text:span text:style-name="T26">anhar </text:span><text:span text:style-name="T27">d</text:span><text:span text:style-name="T26">inheiro com a Sequência de Fibonacci</text:span></text:p>
      <text:p text:style-name="P51">Sabemos que a matemática está em todo o lugar e em todos os fenômenos da natureza. Pensando dessa forma, ela se encontra, inclusive, das feiras de rua até nas grandes corporações. Diretamente e indiretamente, a matemática nos ajuda a ganhar ou ampliar nosso capital desde que utilizada de forma inteligente. Nessa palestra vamos mostrar uma pequena aplicação da sequência de Fibonacci com o fim de aumentar capital de um indivíduo ou empresa.</text:p>
      <text:p text:style-name="P16">Erivaldo Diniz de Lima - UFRR</text:p>
      <text:p text:style-name="P30"/>
      <text:p text:style-name="P30"><text:span text:style-name="T53">Palesta 3</text:span><text:span text:style-name="T7"> - </text:span><text:span text:style-name="T26">Matrizes: </text:span><text:span text:style-name="T27">p</text:span><text:span text:style-name="T26">raticamente inofensivas(??)</text:span><text:span text:style-name="T49"> </text:span></text:p>
      <text:p text:style-name="P8"><text:span text:style-name="T37">Alguns fatos sobre matrizes e </text:span><text:span text:style-name="T34">aplicações em várias áreas, desde matemática pura até o "mundo virtual", como no armazenamento de imagens digitais e sites de busca na internet.</text:span><text:span text:style-name="T2"> </text:span></text:p>
      <text:p text:style-name="P9">F<text:span text:style-name="T2">ágner</text:span> <text:span text:style-name="T61">Lemos de Santana - UFRN</text:span></text:p>
      <text:p text:style-name="P9"/>
      <text:p text:style-name="P31"><text:span text:style-name="T53">Palesta 4</text:span><text:span text:style-name="T7"> <text:s/>- </text:span><text:span text:style-name="T44">N</text:span><text:span text:style-name="T26">úmeros racionais e irracionais sob a perspectiva da probabilidade</text:span></text:p>
      <text:p text:style-name="P31"><text:span text:style-name="T11">Exibimos uma importante aplicação da Teoria de Probabilidade que pode ser utilizada em sala de aula no Ensino Médio, pois leva ao reconhecimento da representatividade do conjunto dos números irracionais como subconjunto dos números reais, a saber: dar uma interessante característica da medida probabilística do conjunto dos números irracionais. Para tal, mostraremos que é zero a probabilidade de se escolher um número do intervalo [0, 1] e este número ser racional. Consequentemente temos que é de cem por cento a probabilidade de se escolher um número do intervalo [0, 1] e este número ser irracional. Esse fato, que pode surpreender num primeiro momento, é apresentado aos alunos dos anos finais da educação básica como uma eficaz ferramenta para o entendimento de dois importantes conceitos: a medida de Probabilidade e o conjunto dos números irracionais. Historicamente, a existência e a caracterização dos números irracionais foram temas que demandaram muito esforço de grandes matemáticos. Apesar de ser antiga a convivência com os números irracionais, somente há pouco tempo é que esses números foram sistematizados, com um melhor entendimento do conjunto dos números reais. Entretanto, ainda na Educação Básica é fundamental que o aluno tenha a capacidade de entender e identificar números racionais e </text:span><text:soft-page-break/><text:span text:style-name="T11">números irracionais. Mesmo que, sabidamente a ideia de número irracional não seja muito intuitiva. Neste sentido, com pouca dose de formalismo matemático, contribuímos para a aprendizagem dos irracionais através de uma modelagem probabilística. Além disso, quando se estuda o conjunto dos números racionais e se constrói o conhecimento da densidade desse conjunto em relação ao conjunto dos números reais, ou seja, que entre dois reais há uma infinidade de racionais, fica parecendo não haver mais lugar na reta numérica para algum tipo de número além dos racionais. Com o resultado, aqui apresentado, jogamos luz nessa discussão. Fazemos uso de algumas noções da Teoria de Conjuntos e simples conceitos probabilísticos. Primeiramente apresentamos alguns aspectos históricos relacionados à Teoria de Probabilidade e à Teoria de Conjuntos, onde destacamos a tentativa de George Cantor de enumerar os números reais. Neste contexto comentamos sobre a origem de alguns números irracionais. Depois apresentamos a enumerabilidade do conjunto dos números racionais e fazemos a pergunta: Qual é probabilidade de se escolher, ao acaso, um número no intervalo fechado com extremidades 0 e 1 e ele ser um número racional ? Para responder a essa pergunta definimos um espaço de probabilidade, cuja medida de probabilidade é dada em termos dos comprimentos dos intervalos, de modo que o resultado segue da enumerabilidade dos racionais conjuntamente com o fato de que o comprimento de um intervalo degenerado ser zero.</text:span></text:p>
      <text:p text:style-name="P52">Jaques Silveira Lopes – UFRN</text:p>
      <text:p text:style-name="P52"/>
      <text:p text:style-name="P32"><text:span text:style-name="T53">Palesta 5</text:span><text:span text:style-name="T7"> - </text:span><text:span text:style-name="T59">Uma função contínua, mas não diferenciável em nenhum ponto. Será que tem mais?</text:span></text:p>
      <text:p text:style-name="P47">Nesta palestra apresentaremos um exemplo de uma função contínua, mas não diferenciável em nenhum ponto. Para isso, utilizaremos conceitos e resultados básicos da Análise Matemática.</text:p>
      <text:p text:style-name="P44">Luciano Martins Barros – UFCG campus Cuité</text:p>
      <text:p text:style-name="P32"/>
      <text:p text:style-name="P28"><text:span text:style-name="T52">Palesta 6</text:span> - <text:span text:style-name="T43">S</text:span><text:span text:style-name="T25">obre a geometria dos espaços de </text:span><text:span text:style-name="T29">L</text:span><text:span text:style-name="T25">orentz-</text:span><text:span text:style-name="T29">M</text:span><text:span text:style-name="T25">inkowski, de sitter e hiperbólico</text:span></text:p>
      <text:p text:style-name="P21">Nesta apresentação vamos estudar alguns aspectos de curvas e superfícies no espaço-tempo de Lorentz-Minkowski. Inicialmente, para curvas regulares tipo-espaço ou tipo-tempo, estabelecemos as equações de Frenet, as quais descrevem o comportamento local de tal uma curva a través do conhecimento de sua curvatura e torção. Depois, estudamos algumas superfícies regulares definidas como imagem inversa de um valor regular de uma função, estudo que logo depois vai nos permitir definir o espaço-tempo de Willen de Sitter e um modelo para o espaço hiperbólico.</text:p>
      <text:p text:style-name="P10"><text:span text:style-name="T69">Marco A</text:span><text:span text:style-name="T38">ntonio </text:span><text:span text:style-name="T39">L</text:span><text:span text:style-name="T38">ázaro </text:span><text:span text:style-name="T39">V</text:span><text:span text:style-name="T38">elásquez</text:span><text:span text:style-name="T58"> - </text:span><text:span text:style-name="T60">UFCG</text:span></text:p>
      <text:p text:style-name="P25"/>
      <text:p text:style-name="P29"><text:span text:style-name="T52">Palesta 7</text:span> - <text:span text:style-name="T25">Teoria dos jogos: </text:span><text:span text:style-name="T27">d</text:span><text:span text:style-name="T25">os primórdios à sala de aula</text:span></text:p>
      <text:p text:style-name="P55">A Teoria dos Jogos é um ramo da Matemática que estuda as estratégias de jogadores racionais que estão participando de um jogo. Nessa palestra será abordada sucintamente a história desse ramo da Matemática, seus principais conceitos e algumas sugestões de como aplicar esse conhecimento em sala de aula </text:p>
      <text:p text:style-name="P48">Fábio Alvaro Dantas - IFRN de Parelhas</text:p>
      <text:p text:style-name="P32"/>
      <text:p text:style-name="P32"><text:span text:style-name="T53">Palesta 8</text:span><text:span text:style-name="T7"> - </text:span><text:span text:style-name="T28">Um breve panorama sobre dinâmica e caos linear</text:span></text:p>
      <text:p text:style-name="P50"><text:span text:style-name="T65">A menção à palavra </text:span><text:span text:style-name="T67">caos</text:span><text:span text:style-name="T65"> é relacionada </text:span><text:span text:style-name="T66">à</text:span><text:span text:style-name="T65"> uma ideia de desordem, imprevisão e irregularidade. Fazendo analogia ao contexto matemático, intuitivamente espera-se que o caos não pode ocorrer em meios lineares. Entretanto, no início do século passado constatou-se a existência de caoticidade no âmbito linear, provando que a intuição falha ao apenas relacionar caos à não-linearidade. Essa descoberta marca o surgimento da dinâmica linear, que possui como uma das principais linhas de pesquisa a investigação de operadores lineares e contínuos T </text:span><text:span text:style-name="T66">de </text:span><text:span text:style-name="T65">X </text:span><text:span text:style-name="T66">em</text:span><text:span text:style-name="T65"> X, em um espaço normado X, cuja órbita {x, Tx, T</text:span><text:span text:style-name="T68">2</text:span><text:span text:style-name="T65">x,..., T</text:span><text:span text:style-name="T68">n</text:span><text:span text:style-name="T65">x,...} é densa, para algum elemento x </text:span><text:span text:style-name="T66">em</text:span><text:span text:style-name="T65"> X. Tais operadores são denominados hipercíclicos e a teoria que os estuda é conhecida por hiperciclicidade. Apresentaremos uma introdução breve e panorâmica sobre essa temática, investigando os três </text:span><text:soft-page-break/><text:span text:style-name="T65">exemplos clássicos de operadores hipercíclicos que marcaram o nascimento da teoria: os operadores de Birkhoff, de MacLane e de Rolewicz.</text:span></text:p>
      <text:p text:style-name="P17">Nacib André Gurgel e Albuquerque - UFPB</text:p>
      <text:p text:style-name="P32"/>
      <text:p text:style-name="P46"><text:span text:style-name="T53">Palesta 9</text:span><text:span text:style-name="T7"> - </text:span><text:span text:style-name="T59">Como a matemática pode ajudar a solucionar um crime</text:span></text:p>
      <text:p text:style-name="P34">Apresentar um exemplo e mostrar que ele é equivalente a resolver um problema de valor inicial.</text:p>
      <text:p text:style-name="P38">Joedson Silva dos Santos - UFPB</text:p>
      <text:p text:style-name="P56"/>
      <text:p text:style-name="P15"/>
      <text:p text:style-name="P33"><text:span text:style-name="T53">Of 1</text:span><text:span text:style-name="T7"> - </text:span><text:span text:style-name="T59">Utilizando a matemática para enviar mensagens secretas</text:span></text:p>
      <text:p text:style-name="P33">Criptografia é a arte de escrever mensagens cifradas que, nos dias atuais, é muito utilizada em processos eletrônicos, transmissão digital de informações, transações bancárias online, sistemas de compras eletrônicos, entre outras aplicações muito utilizadas na vida moderna. Este minicurso é uma introdução elementar a um dos métodos criptográficos mais populares atualmente, o RSA, e à área da matemática que lhe serve de fundamento, a teoria dos números.</text:p>
      <text:p text:style-name="P43">Luciano Martins Barros – UFCG campus Cuité</text:p>
      <text:p text:style-name="P33"/>
      <text:p text:style-name="P39"><text:span text:style-name="T53">Of 2</text:span><text:span text:style-name="T7"> - </text:span><text:span text:style-name="T25">O uso do Geogebra no ensino de Cálculo Diferencial e Integral</text:span></text:p>
      <text:p text:style-name="P58">Com o avanço das novas tecnologias, o desenvolvimento de softwares de matemática dinâmica tem crescido e vem trazendo para professores e estudantes um universo, sem precedentes, de possibilidades para se trabalhar conteúdos das mais diversas áreas do conhecimento matemático e suas aplicações. O Geogebra é atualmente um dos softwares de Matemática com maior número de downloads e usuários em todo o mundo. Acreditamos que a razão do seu sucesso não é só o fato de ser um software livre de instalação rápida e fácil, mas sim por ser capaz de reunir ferramentas que permitem aos seus usuários trabalhar com os mais diversos conteúdos como as geometrias plana, espacial e analítica, o cálculo diferencial e integral, a estatística básica e muito outros. </text:p>
      <text:p text:style-name="P58">Nesta oficina, buscamos mostrar como o Geogebra pode ser um forte aliado no ensino e no estudo do Cálculo, auxiliando na visualização do comportamento de funções, bem como na busca e no cálculo de limites, derivadas e integrais.</text:p>
      <text:p text:style-name="P57"><text:span text:style-name="T48">Edson</text:span><text:span text:style-name="T40"> </text:span><text:span text:style-name="T33">de Souza Soares Neto - </text:span><text:span text:style-name="T35">IFRN de Currais Novos</text:span></text:p>
      <text:p text:style-name="P39"/>
      <text:p text:style-name="P39"><text:span text:style-name="T53">Of 3</text:span><text:span text:style-name="T7"> - </text:span><text:span text:style-name="T45">A</text:span><text:span text:style-name="T25"> música como aliada nas aulas de matemática: reflexões e compartilhamento de experiências de ensino</text:span></text:p>
      <text:p text:style-name="P54">A oficina pretende, a partir de compartilhamento de experiências desenvolvidas em sala de aula da Escola Municipal Monsenhor Walfredo Gurgel, em Jardim de Piranhas/RN, refletir sobre a possibilidade de se aliar a música ao ensino da Matemática nas séries do Fundamental II com o objetivo de possibilitar ao alunado compreensão e assimilação dos conteúdos estudados de um modo mais lúdico e entusiasmante. É fato e se pode constatar no cotidiano da educação básica entre os docentes de Matemática a real necessidade da variação constante no que se refere aos métodos de ensino para que a aula não se resuma apenas à mera transmissão e resolução de atividades de fixação de conteúdos, mas, através de meios diversos, possa favorecer a relação entre a teoria estudada e a sua aplicabilidade em situações do cotidiano do discente de modo atraente e significativo, por exemplo, por meio da música. </text:p>
      <text:p text:style-name="P12"><text:span text:style-name="T33">Erivaldo Alves Dutra - </text:span><text:span text:style-name="T35">Escola Estadual Monsenhor Walfredo Gurgel em Jardim de Piranhas</text:span></text:p>
      <text:p text:style-name="P39"/>
      <text:p text:style-name="P34"><text:span text:style-name="T53">Of 4</text:span><text:span text:style-name="T7"> - </text:span><text:span text:style-name="T59">O uso do Tangram como recurso didático no ensino da Matemática</text:span></text:p>
      <text:p text:style-name="P34">O ensino da Matemática tem se tornado um grande desafio aos professores, seja pela própria natureza da disciplina, seja pela falta de interesse dos alunos. Mostrar o quanto pode ser divertido e <text:soft-page-break/>interessante o aprendizado desta disciplina não é tarefa fácil. As atividades lúdicas têm se tornado cada vez mais uma alternativa para prender a atenção do aluno e conquistar o seu interesse.</text:p>
      <text:p text:style-name="P34">O Tangram é um jogo milenar que permite trabalhar figuras geométricas, abordando conceitos, elementos, propriedades, áreas de outros conteúdos utilizando esse caráter lúdico. Existem algumas lendas sobre a origem do Tangram, porém pouco se sabe ao certo. Sabe-se apenas que é um jogo muito antigo de origem chinesa, cujo nome original é “Chi Chiao Pan” que significa “jogo dos sete elementos”. Esse quebra cabeça contém sete peças, a partir de um quadrado, com as quais se pode formar figuras geométricas, bem como uma grande quantidade de formas como animais, pessoas e</text:p>
      <text:p text:style-name="P34">objetos.</text:p>
      <text:p text:style-name="P45">José Acácio de Araúco – Escola Estadual Professora Calpúrnia Caldas de Amorim</text:p>
      <text:p text:style-name="P35"/>
      <text:p text:style-name="P33"><text:span text:style-name="T53">Of 5</text:span><text:span text:style-name="T7"> - </text:span><text:span text:style-name="T59">Atividades lúdicas no ensino da matématica: uma ferramenta didático pedagógica na sala de aula</text:span></text:p>
      <text:p text:style-name="P33">A oficina “ATIVIDADES LÚDICAS NO ENSINO DA MATÉMATICA: UMA FERRAMENTA DIDÁTICO PEDAGÓGICA NA SALA DE AULA” tem por objetivos trabalhar conceitos e conteúdos matemáticos partir da exploração de atividades lúdicas que também favoreçam o desenvolvimento de uma abordagem interdisciplinar. O referido trabalho nasceu das dificuldades de aprendizagem apresentadas por alunos do Ensino Fundamental de algumas escolas públicas de Caicó/RN e como proposta de aperfeiçoamento e formação continuada para professores da rede estadual de ensino. Metodologicamente a oficina se propõe a explorar situações-problemas considerando as definições e os conceitos da Matemática e vislumbrá-los com outras áreas de conhecimento enfatizando a importância do ensino interdisciplinar. O trabalho com as atividades lúdicas possibilita aos cursistas minimizarem suas dificuldades e refletirem sobre sua prática pedagógica. A oficina está pautada em teóricos construtivistas como D’Ambrósio (1993), Farias (2009), Vygotsky (1991), Fontana (1997), Abreu (2006) e Fazenda (2008). Espera-se como resultado a mobilização de conhecimentos prévios dos cursistas e a reorganização dos seus</text:p>
      <text:p text:style-name="P33">conceitos e conhecimentos matemáticos estudados durante o desenvolvimento desta oficina.</text:p>
      <text:p text:style-name="P26">Patrícia dos Santos Cunha Paiva - Escola Municipal Hermann Gmeiner em Caicó</text:p>
      <text:p text:style-name="P33"/>
      <text:p text:style-name="P33"><text:span text:style-name="T53">Of 6</text:span><text:span text:style-name="T7"> - </text:span><text:span text:style-name="T59">O uso do celular como recurso pedagógico</text:span></text:p>
      <text:p text:style-name="P26">O avanço tecnológico em ritmo acelerado provocou o surgimento das novas tecnologias de informação e comunicação, dentre elas, a que mais se popularizou nos últimos tempos foi o celular. O seu uso em sala de aula, tem gerado discussões e polêmicas entre os educadores e na sociedade de um modo geral. É neste contexto que apresentamos alguns aplicativos de caráter educativo, que</text:p>
      <text:p text:style-name="P27">proporcionam uma aula mais atrativa e interessante, criando novas possibilidades no processo de ensino-aprendizagem.</text:p>
      <text:p text:style-name="P27">Jonimar Pereira - Escola Estadual Professor Antônio Aladim em Caicó</text:p>
      <text:p text:style-name="P35"/>
      <text:p text:style-name="P49"><text:span text:style-name="T56">MC 1</text:span><text:span text:style-name="T62"> - </text:span><text:span text:style-name="T30">Somabilidade incondicional de séries numéricas</text:span><text:span text:style-name="T26"> </text:span><text:span text:style-name="T50"><text:s/></text:span></text:p>
      <text:p text:style-name="P11">Desenvolveremos dois conceitos b<text:span text:style-name="T64">á</text:span>sicos sobre a converg<text:span text:style-name="T64">ê</text:span>ncia de s<text:span text:style-name="T64">é</text:span>ries de n<text:span text:style-name="T64">ú</text:span>meros reais: somabilidade incondicional e absoluta. O cl<text:span text:style-name="T64">á</text:span>ssico Teorema de Riemann-Dirichlet assegura que esses dois conceitos de somabilidade coincidem. Investigaremos esse resultado e alguns exemplos relacionados a esse fen<text:span text:style-name="T64">ô</text:span>menos em ambientes de maior dimens<text:span text:style-name="T64">ã</text:span>o.</text:p>
      <text:p text:style-name="P18">Nacib André Gurgel e Albuquerque - UFPB</text:p>
      <text:p text:style-name="P30"/>
      <text:p text:style-name="P30"><text:span text:style-name="T54">MC 2</text:span><text:span text:style-name="T8"> - </text:span><text:span text:style-name="T25">Uma pequena introdução as Leis de Conservação</text:span><text:span text:style-name="T58"> </text:span></text:p>
      <text:p text:style-name="P8">Neste minicurso veremos algumas noções básicas de Equações Diferenciais Parciais - EDP. Veremos o que é uma EDP linear e quaselinear. Além disso, será visto o que é um problema de Cauchy e a definição de uma Lei de Conservação no caso escalar. Por último, veremos a solução do problema de Riemann para a equação de Burgers.</text:p>
      <text:p text:style-name="P19">Erivaldo Diniz de Lima - UFRR</text:p>
      <text:p text:style-name="P30"/>
      <text:p text:style-name="P36"><text:soft-page-break/><text:span text:style-name="T52">MC 3</text:span> - <text:span text:style-name="T25">Problemas inversos e regularização</text:span></text:p>
      <text:p text:style-name="P53">Os termos “problemas inversos” e “problemas mal postos” têm ganhado popularidade na ciência moderna de forma constante e segura desde meados do século XX. Um pouco mais de cinquenta anos estudando problemas desse tipo mostraram que um grande número de problemas de vários ramos da matemática clássica (álgebra computacional, equações diferenciais e integrais, equações diferenciais parciais, análise funcional) pode ser classificado como inverso ou mal posto, e eles estão entre as mais complicados (já que são instáveis e geralmente não-lineares). Nesta apresentação, consideramos definições e classificação de problemas inversos mal postos, métodos de regularização e descrevemos algumas aplicações . </text:p>
      <text:p text:style-name="P13">Francisco Márcio Barbosa - UFAC</text:p>
      <text:p text:style-name="P36"/>
      <text:p text:style-name="P37"><text:span text:style-name="T52">MC 4</text:span> - <text:span text:style-name="T43">Etnomatemática e Resolução de Problemas: perspectivas para o ensino e</text:span></text:p>
      <text:p text:style-name="P22">aprendizagem de Matemática na Educação Básica</text:p>
      <text:p text:style-name="P14">O minicurso tem como objetivo discutir os resultados de uma pesquisa no campo da Etnomatemática que buscou investigar os saberes e fazeres de um grupo de garimpeiros durante o processo de extração e comercialização de minerais. A partir dessa discussão, será apresentada uma proposta de ação pedagógica, fruto da investigação, um Caderno de Atividades contendo situações-problema que que foram aplicadas por meio da metodologia de ensino e aprendizagem através da Resolução de Problemas.</text:p>
      <text:p text:style-name="P14">Fre<text:span text:style-name="T51">u</text:span>d<text:span text:style-name="T51">son Dantas de Lima - </text:span></text:p>
      <text:p text:style-name="P40"/>
      <text:p text:style-name="P41"><text:span text:style-name="T55">Mesa Redonda</text:span><text:span text:style-name="T9"> - </text:span><text:span text:style-name="T25">Novas perspectivas para o ensino de Geometria</text:span></text:p>
      <text:p text:style-name="P20"><text:span text:style-name="T33">Arlandson Matheus Silva Oliveira </text:span><text:span text:style-name="T36">(UEPB)</text:span></text:p>
      <text:p text:style-name="P20"><text:span text:style-name="T33">Júlio Pereira da Silva </text:span><text:span text:style-name="T36">(UEPB)</text:span></text:p>
      <text:p text:style-name="P20"><text:span text:style-name="T33">Tarciana Vieira da Silva </text:span><text:span text:style-name="T36">(UEPB)</text:span></text:p>
      <text:p text:style-name="P42"/>
      <text:p text:style-name="P41"><text:span text:style-name="T55">Oficina OBAMA</text:span><text:span text:style-name="T9"> - </text:span><text:span text:style-name="T10">Rodolfo Araújo de Carvalho</text:span><text:span text:style-name="T42"> - </text:span><text:span text:style-name="T10">Ivanilka Lima de Azevedo</text:span><text:span text:style-name="T42"> - </text:span><text:span text:style-name="T10">Carmélia Regina Silva Xavier</text:span><text:span text:style-name="T42"> </text:span></text:p>
      <text:p text:style-name="P41"><text:span text:style-name="T42"/></text:p>
      <text:p text:style-name="P61"><text:span text:style-name="T42">Elionardo Rochelly Melo de Almeida</text:span></text:p>
      <text:p text:style-name="P61"><text:span text:style-name="T42">Erivaldo Diniz de Lima</text:span></text:p>
      <text:p text:style-name="P61"><text:span text:style-name="T46">F</text:span><text:span text:style-name="T42">ágner</text:span><text:span text:style-name="T46"> </text:span><text:span text:style-name="T47">Lemos de Santana</text:span></text:p>
      <text:p text:style-name="P61"><text:span text:style-name="T10">Jaques Silveira Lopes</text:span></text:p>
      <text:p text:style-name="P61"><text:span text:style-name="T12">Luciano Martins Barros</text:span></text:p>
      <text:p text:style-name="P61"><text:span text:style-name="T14">Marco A</text:span><text:span text:style-name="T19">ntonio </text:span><text:span text:style-name="T20">L</text:span><text:span text:style-name="T19">ázaro </text:span><text:span text:style-name="T20">V</text:span><text:span text:style-name="T19">elásquez</text:span></text:p>
      <text:p text:style-name="P60"><text:span text:style-name="T14">Fábio Alvaro Dantas</text:span></text:p>
      <text:p text:style-name="P61"><text:span text:style-name="T13">Nacib André Gurgel e Albuquerque</text:span></text:p>
      <text:p text:style-name="P61"><text:span text:style-name="T13">Joedson Silva dos Santos</text:span></text:p>
      <text:p text:style-name="P61"><text:span text:style-name="T14">Edson </text:span><text:span text:style-name="T15">de Souza Soares Neto</text:span></text:p>
      <text:p text:style-name="P61"><text:span text:style-name="T15">Erivaldo Alves Dutra</text:span></text:p>
      <text:p text:style-name="P61"><text:span text:style-name="T16">José Acácio de Araúco</text:span></text:p>
      <text:p text:style-name="P61"><text:span text:style-name="T17">Jonimar Pereira</text:span></text:p>
      <text:p text:style-name="P61"><text:span text:style-name="T13">Francisco Márcio Barbosa</text:span></text:p>
      <text:p text:style-name="P61"><text:span text:style-name="T13">Fre</text:span><text:span text:style-name="T15">u</text:span><text:span text:style-name="T13">d</text:span><text:span text:style-name="T15">son Dantas de Lima</text:span></text:p>
      <text:p text:style-name="P61"><text:span text:style-name="T15">Arlandson Matheus Silva Oliveira</text:span></text:p>
      <text:p text:style-name="P61"><text:span text:style-name="T15">Júlio Pereira da Silva</text:span></text:p>
      <text:p text:style-name="P61"><text:span text:style-name="T15">Tarciana Vieira da Silva</text:span></text:p>
      <text:p text:style-name="P60"><text:span text:style-name="T22">Rodolfo Araújo de Carvalho</text:span><text:span text:style-name="T15"> - </text:span><text:span text:style-name="T22">Ivanilka Lima de Azevedo</text:span><text:span text:style-name="T15"> - </text:span><text:span text:style-name="T22">Carmélia Regina Silva Xavier</text:span><text:span text:style-name="T15"> - </text:span><text:span text:style-name="T24">Tully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20:48.160000000</meta:creation-date>
    <dc:date>2018-09-18T16:40:20.743000000</dc:date>
    <meta:editing-duration>P1DT12H12M2S</meta:editing-duration>
    <meta:editing-cycles>31</meta:editing-cycles>
    <meta:generator>LibreOffice/6.0.5.2$Windows_X86_64 LibreOffice_project/54c8cbb85f300ac59db32fe8a675ff7683cd5a16</meta:generator>
    <meta:print-date>2018-09-13T14:58:52.796000000</meta:print-date>
    <meta:document-statistic meta:table-count="1" meta:image-count="0" meta:object-count="0" meta:page-count="5" meta:paragraph-count="109" meta:word-count="2516" meta:character-count="16266" meta:non-whitespace-character-count="13820"/>
  </office:meta>
</office:document-meta>
</file>